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99b" officeooo:paragraph-rsid="0013f99b"/>
    </style:style>
    <style:style style:name="P2" style:family="paragraph" style:parent-style-name="Standard">
      <style:text-properties officeooo:rsid="00156f73" officeooo:paragraph-rsid="00156f73"/>
    </style:style>
    <style:style style:name="P3" style:family="paragraph" style:parent-style-name="Standard">
      <style:text-properties officeooo:rsid="0015c752" officeooo:paragraph-rsid="0015c752"/>
    </style:style>
    <style:style style:name="P4" style:family="paragraph" style:parent-style-name="Standard">
      <style:text-properties officeooo:rsid="001674d8" officeooo:paragraph-rsid="001674d8"/>
    </style:style>
    <style:style style:name="P5" style:family="paragraph" style:parent-style-name="Standard">
      <style:text-properties fo:font-size="15pt" officeooo:rsid="001674d8" officeooo:paragraph-rsid="001674d8" style:font-size-asian="15pt" style:font-size-complex="15pt"/>
    </style:style>
    <style:style style:name="P6" style:family="paragraph" style:parent-style-name="Standard">
      <style:text-properties fo:font-size="15pt" officeooo:rsid="0013f99b" officeooo:paragraph-rsid="0013f99b" style:font-size-asian="15pt" style:font-size-complex="15pt"/>
    </style:style>
    <style:style style:name="P7" style:family="paragraph" style:parent-style-name="Standard">
      <style:text-properties fo:font-size="15pt" officeooo:rsid="00156f73" officeooo:paragraph-rsid="00156f73" style:font-size-asian="15pt" style:font-size-complex="15pt"/>
    </style:style>
    <style:style style:name="P8" style:family="paragraph" style:parent-style-name="Standard">
      <style:text-properties style:text-position="0% 100%" officeooo:rsid="0016d952" officeooo:paragraph-rsid="0013f99b"/>
    </style:style>
    <style:style style:name="P9" style:family="paragraph" style:parent-style-name="Standard">
      <style:text-properties style:text-position="0% 100%" officeooo:rsid="0016d952" officeooo:paragraph-rsid="001bc31c"/>
    </style:style>
    <style:style style:name="P10" style:family="paragraph" style:parent-style-name="Standard">
      <style:text-properties style:text-position="0% 100%" officeooo:rsid="001bc31c" officeooo:paragraph-rsid="001bc31c"/>
    </style:style>
    <style:style style:name="P11" style:family="paragraph" style:parent-style-name="Standard">
      <style:text-properties officeooo:rsid="0013f99b" officeooo:paragraph-rsid="0013f99b"/>
    </style:style>
    <style:style style:name="P12" style:family="paragraph" style:parent-style-name="Standard">
      <style:text-properties officeooo:rsid="001d75fb" officeooo:paragraph-rsid="001d75fb"/>
    </style:style>
    <style:style style:name="P13" style:family="paragraph" style:parent-style-name="Standard">
      <style:text-properties fo:font-size="15pt" officeooo:rsid="0013f99b" officeooo:paragraph-rsid="0013f99b" style:font-size-asian="15pt" style:font-size-complex="15pt"/>
    </style:style>
    <style:style style:name="P14" style:family="paragraph" style:parent-style-name="Title">
      <style:text-properties officeooo:rsid="001d75fb" officeooo:paragraph-rsid="001d75fb"/>
    </style:style>
    <style:style style:name="T1" style:family="text">
      <style:text-properties officeooo:rsid="0015c752"/>
    </style:style>
    <style:style style:name="T2" style:family="text">
      <style:text-properties style:text-position="super 58%" officeooo:rsid="0015c752"/>
    </style:style>
    <style:style style:name="T3" style:family="text">
      <style:text-properties style:text-position="super 58%" officeooo:rsid="0016d952"/>
    </style:style>
    <style:style style:name="T4" style:family="text">
      <style:text-properties officeooo:rsid="0016d952"/>
    </style:style>
    <style:style style:name="T5" style:family="text">
      <style:text-properties style:text-position="0% 100%" officeooo:rsid="0016d952"/>
    </style:style>
    <style:style style:name="T6" style:family="text">
      <style:text-properties style:text-position="0% 100%" fo:font-style="italic" officeooo:rsid="0016d952" style:font-style-asian="italic" style:font-style-complex="italic"/>
    </style:style>
    <style:style style:name="T7" style:family="text">
      <style:text-properties style:text-position="0% 100%" officeooo:rsid="001bc31c"/>
    </style:style>
    <style:style style:name="T8" style:family="text">
      <style:text-properties style:text-position="0% 100%" fo:font-size="16pt" officeooo:rsid="001bc31c" style:font-size-asian="16pt" style:font-size-complex="16pt"/>
    </style:style>
    <style:style style:name="T9" style:family="text">
      <style:text-properties officeooo:rsid="0018cd14"/>
    </style:style>
    <style:style style:name="T10" style:family="text">
      <style:text-properties officeooo:rsid="001a72e8"/>
    </style:style>
    <style:style style:name="T11" style:family="text">
      <style:text-properties officeooo:rsid="001bc31c"/>
    </style:style>
    <style:style style:name="T12" style:family="text">
      <style:text-properties style:text-position="sub 58%" fo:font-size="16pt" officeooo:rsid="001bc31c" style:font-size-asian="16pt" style:font-size-complex="16pt"/>
    </style:style>
    <style:style style:name="T13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14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15" style:family="text">
      <style:text-properties style:font-name="Liberation Sans" fo:font-size="18pt" fo:font-weight="bold" officeooo:rsid="001d75fb" style:font-name-asian="Noto Sans CJK SC" style:font-size-asian="18pt" style:font-weight-asian="bold" style:font-name-complex="Lohit Devanagari1" style:font-size-complex="18pt" style:font-weight-complex="bold"/>
    </style:style>
    <style:style style:name="T1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rabajo sobre Algoritmos Gen<text:span text:style-name="T13">éticos TIA</text:span></text:p>
      <text:p text:style-name="P1"/>
      <text:p text:style-name="P1"/>
      <text:h text:style-name="Heading_20_1" text:outline-level="1"><text:span text:style-name="T14">Í</text:span><text:span text:style-name="T15">ndice</text:span></text:h>
      <text:p text:style-name="P12">Descripción del problema</text:p>
      <text:p text:style-name="P12">Tecnologías, métodos y estructura del proyecto</text:p>
      <text:p text:style-name="P12">Diseño del individuo</text:p>
      <text:p text:style-name="Standard"/>
      <text:p text:style-name="Standard"/>
      <text:p text:style-name="P1"/>
      <text:p text:style-name="P1"/>
      <text:p text:style-name="P6">1. Problema</text:p>
      <text:p text:style-name="P1"/>
      <text:p text:style-name="P1"><text:tab/><text:span text:style-name="T1">Tenemos un mapa 2D (en el dominio de los Reales), donde hay un punto de inicio y un destino al que llegar. El reto reside en que hay una serie de obstáculos (líneas) que hay que bordear para llegar al destino por el camino más corto.</text:span></text:p>
      <text:p text:style-name="P1"/>
      <text:p text:style-name="P3">[Insertar imagen de ejemplo]</text:p>
      <text:p text:style-name="P3"/>
      <text:p text:style-name="P5">2. Tecnologías y métodos utilizados en el trabajo</text:p>
      <text:p text:style-name="P4"><text:tab/></text:p>
      <text:p text:style-name="P4"><text:tab/>A pesar de existir herramientas y librerías para esta clase de problemas, se ha decidido implementar todo de 0, debido a que se ha tenido curiosidad por cómo sería el proceso de crear el propio motor. Se ha utilizado el lenguaje Python.</text:p>
      <text:p text:style-name="P4"><text:tab/></text:p>
      <text:p text:style-name="P4"><text:tab/>El problema esta relacionado con cálculos de álgebra lineal sencillos, como calcular los puntos de intersección entre dos tramos de rectas. De nuevo implementados por el alumno.</text:p>
      <text:p text:style-name="P4"/>
      <text:p text:style-name="P4"><text:tab/>El módulo utils/math_lines.py contiene las clases Point, Vector y Line con los que se contruye todo el problema. <text:span text:style-name="T4">Estas clases tienen cálculos básicos para construir lineas a partir de puntos, detectar intersecciones entre líneas, calcular vectores perpendiculares, sumas de vectores, etc.</text:span></text:p>
      <text:p text:style-name="P4"><text:tab/></text:p>
      <text:p text:style-name="P4"><text:tab/>El módulo utils/individuo.py contiene la clase Individu<text:span text:style-name="T4">o</text:span>, que se construye con la lista de los puntos por donde pasa y en qué generación del algoritmo génetico se ha creado. Entre otros, permite el cálculo de la longitud del camino que describe. <text:span text:style-name="T4">Hablaremos del individuo en el capítulo 3. </text:span><text:span text:style-name="T11">Se contruye el tramo siguiendo consecutivamente los puntos. Todos los puntos que no son el inicial o el final, pertenecen a dos tramos, el del punto anterior, y el del posterior. Si hablamos del tramo “i” nos referimos al que va desde el punto P</text:span><text:span text:style-name="T12">i</text:span><text:span text:style-name="T7"> al P</text:span><text:span text:style-name="T12">i+1</text:span><text:span text:style-name="T8">.</text:span></text:p>
      <text:p text:style-name="P4"/>
      <text:p text:style-name="P4"><text:tab/>El módulo utils/map.py contiene la clase Map que se construye con su anchura, altura, puntos de inicio y destino y una lista de líneas que representarán los obstáculos que el individuo deberá bordear. <text:span text:style-name="T4">También se puede construir a partir de un fichero que contenga los pares de puntos que forman las líneas.<text:line-break/><text:tab/></text:span><text:span text:style-name="T11">Esta clase es muy importante, ya que es la que nos permite calcular las colisiones de un </text:span><text:soft-page-break/><text:span text:style-name="T11">individuo particular con el método getIndividualCollisions(Individuo). Donde se devuelve una tupla de pares con el tramo “i” donde ha ocurrido la colisión y la lista de obstáculos (Líneas que forman el mapa) con las que este tramo interseca.</text:span></text:p>
      <text:p text:style-name="P4"/>
      <text:p text:style-name="P4"><text:tab/>Los 3 componentes principales de la construcción de un problema son el mapa (formado por una lista de líneas), el algoritmo genético.</text:p>
      <text:p text:style-name="P1"/>
      <text:p text:style-name="P6"><text:span text:style-name="T4">3.</text:span> Diseño de los individuos</text:p>
      <text:p text:style-name="P1"/>
      <text:p text:style-name="P1"><text:tab/><text:span text:style-name="T1">En este caso, los individuos se representan con una lista de puntos, esto </text:span><text:span text:style-name="T4">es una</text:span><text:span text:style-name="T1"> representa</text:span><text:span text:style-name="T4">ción del camino a seguir, donde el fenotipo se iría</text:span><text:span text:style-name="T1"> desplaza</text:span><text:span text:style-name="T4">ndo </text:span><text:span text:style-name="T1">de un punto al siguiente </text:span><text:span text:style-name="T4">en línea recta</text:span><text:span text:style-name="T1"> hasta llegar al último. </text:span><text:span text:style-name="T4">Dado que se debe viajar del punto de inicio al de destino,</text:span><text:span text:style-name="T1">,la lista tendrá siempre en el 1r elemento el punto de inicio y en el último el punto destino. A pesar de ser redundante, </text:span><text:span text:style-name="T4">y que ocupa un poco más de espacio de </text:span><text:span text:style-name="T1">memoria, facilita la implementación de los algoritmos.</text:span></text:p>
      <text:p text:style-name="P1"><text:tab/></text:p>
      <text:p text:style-name="P1"><text:tab/><text:span text:style-name="T4">Su fitnes vendrá dado por la siguiente función:</text:span></text:p>
      <text:p text:style-name="P1"><text:tab/><text:span text:style-name="T4">f(i) = i.long() * 10</text:span><text:span text:style-name="T3">Obs</text:span></text:p>
      <text:p text:style-name="P8"><text:tab/></text:p>
      <text:p text:style-name="P1"><text:span text:style-name="T5"><text:tab/>Donde </text:span><text:span text:style-name="T6">Obs</text:span><text:span text:style-name="T5"> representa el número de intersecciones que tiene el camino del individuo con los obtáculos, independientemente de si se repiten colisiones con el mismo obstáculo.</text:span></text:p>
      <text:p text:style-name="P8"/>
      <text:p text:style-name="P1"><text:span text:style-name="T5"><text:tab/></text:span><text:span text:style-name="T7">En el segundo algoritmo genético implementado, se reduce a</text:span></text:p>
      <text:p text:style-name="P9"><text:tab/>f(i) = i.long()</text:p>
      <text:p text:style-name="P9"><text:tab/></text:p>
      <text:p text:style-name="P10"><text:tab/>Ya que al siempre utilizar soluciones factibles, Obs=0.</text:p>
      <text:p text:style-name="P1"/>
      <text:p text:style-name="P7">3. Descripcion de se ha diseñado el GE</text:p>
      <text:p text:style-name="P2"/>
      <text:p text:style-name="P2"/>
      <text:p text:style-name="P2">* <text:span text:style-name="T1">Población Inicial</text:span></text:p>
      <text:p text:style-name="P2"><text:tab/></text:p>
      <text:p text:style-name="P2"><text:tab/><text:span text:style-name="T4">La población inicial </text:span><text:span text:style-name="T9">se calcula con un algoritmo que se ha decidido llamarlo “Elastic Lines”, ya que recuerda a una cuerda elástica siendo estirada hasta los bordes de los obstáculos.</text:span></text:p>
      <text:p text:style-name="P2"><text:tab/></text:p>
      <text:p text:style-name="P2"><text:tab/><text:span text:style-name="T10">Este algoritmo devuelve una lista de soluciones factibles, </text:span><text:span text:style-name="T11">no garantiza generar la óptima, de echo, existen mapas donde nunca la devuelve</text:span><text:span text:style-name="T10">. Puede iterarar hasta que no encuentre ninguna más. Por eso el algoritmo termina cuando alcanza N soluciones factibles. Por ello, solo tenemos que proporcionar el tamaño de la población inicial.</text:span></text:p>
      <text:p text:style-name="P2"/>
      <text:p text:style-name="P2"><text:tab/><text:span text:style-name="T10">Elastic Lines funciona del siguiente modo:</text:span></text:p>
      <text:p text:style-name="P2"><text:tab/></text:p>
      <text:p text:style-name="P2"><text:tab/><text:span text:style-name="T10">Dada una lista de pares con individuos y su lista de colisiones </text:span><text:span text:style-name="T11">(es decir, individuos no factibles)</text:span></text:p>
      <text:p text:style-name="P2"/>
      <text:p text:style-name="P2"/>
      <text:p text:style-name="P2">* Seleccion</text:p>
      <text:p text:style-name="P2">* Cruce</text:p>
      <text:p text:style-name="P2">* Mutacion</text:p>
      <text:p text:style-name="P2"><text:tab/>Para cada caso</text:p>
      <text:p text:style-name="P2">Hacer experimentos cambiando solo 1 parámetro. O varias mutaciones, cruces.</text:p>
      <text:p text:style-name="P2">Probar también diferentes map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16:36.635299486</meta:creation-date>
    <meta:editing-duration>PT13M31S</meta:editing-duration>
    <meta:editing-cycles>2</meta:editing-cycles>
    <meta:generator>LibreOffice/7.3.7.2$Linux_X86_64 LibreOffice_project/30$Build-2</meta:generator>
    <dc:date>2023-10-10T13:29:48.125285452</dc:date>
    <meta:document-statistic meta:table-count="0" meta:image-count="0" meta:object-count="0" meta:page-count="2" meta:paragraph-count="44" meta:word-count="703" meta:character-count="4248" meta:non-whitespace-character-count="3551"/>
  </office:meta>
</office:document-meta>
</file>